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rate=1.99</text:p>
      <text:p text:style-name="Standaard">lanecount=2</text:p>
      <text:p text:style-name="Standaard">environment=testi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ema Lopes</meta:initial-creator>
    <dc:creator>Nema Lopes</dc:creator>
    <meta:creation-date>2023-04-26T15:22:00Z</meta:creation-date>
    <dc:date>2023-04-26T15:23:00Z</dc:date>
    <meta:template xlink:href="Normal" xlink:type="simple"/>
    <meta:editing-cycles>1</meta:editing-cycles>
    <meta:editing-duration>PT60S</meta:editing-duration>
    <meta:document-statistic meta:page-count="1" meta:paragraph-count="1" meta:word-count="6" meta:character-count="41" meta:row-count="1" meta:non-whitespace-character-count="36"/>
  </office:meta>
</office:document-meta>
</file>